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style:vertical-align="middle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/>
      <style:text-properties fo:color="#000000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70AD47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9"/>
          <table:table-cell office:value-type="string" table:style-name="ce3">
            <text:p>NAME</text:p>
          </table:table-cell>
          <table:table-cell office:value-type="string" table:style-name="ce9">
            <text:p>W</text:p>
          </table:table-cell>
          <table:table-cell office:value-type="string" table:style-name="ce9">
            <text:p>R</text:p>
          </table:table-cell>
          <table:table-cell office:value-type="string" table:style-name="ce9">
            <text:p>Description</text:p>
          </table:table-cell>
          <table:table-cell table:number-columns-repeated="16378"/>
        </table:table-row>
        <table:table-row table:style-name="ro1">
          <table:table-cell office:value-type="string" office:string-value="00" table:formula="of:=DEC2HEX((ROW([.A5]) - ROW([.$A$5])); 2)" table:style-name="ce10">
            <text:p>0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1" table:formula="of:=DEC2HEX((ROW([.A6]) - ROW([.$A$5])); 2)" table:style-name="ce10">
            <text:p>01</text:p>
          </table:table-cell>
          <table:table-cell table:style-name="ce10"/>
          <table:table-cell office:value-type="string" table:style-name="ce5">
            <text:p>ADDRESS_PinState</text:p>
          </table:table-cell>
          <table:table-cell table:style-name="ce2"/>
          <table:table-cell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02" table:formula="of:=DEC2HEX((ROW([.A7]) - ROW([.$A$5])); 2)" table:style-name="ce10">
            <text:p>02</text:p>
          </table:table-cell>
          <table:table-cell table:style-name="ce10"/>
          <table:table-cell office:value-type="string" table:style-name="ce5">
            <text:p>ALM_RELE_PinState</text:p>
          </table:table-cell>
          <table:table-cell table:style-name="ce2"/>
          <table:table-cell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03" table:formula="of:=DEC2HEX((ROW([.A8]) - ROW([.$A$5])); 2)" table:style-name="ce10">
            <text:p>03</text:p>
          </table:table-cell>
          <table:table-cell table:style-name="ce10"/>
          <table:table-cell office:value-type="string" table:style-name="ce5">
            <text:p>FAULT_RELE_PinState</text:p>
          </table:table-cell>
          <table:table-cell table:style-name="ce2"/>
          <table:table-cell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04" table:formula="of:=DEC2HEX((ROW([.A9]) - ROW([.$A$5])); 2)" table:style-name="ce10">
            <text:p>04</text:p>
          </table:table-cell>
          <table:table-cell table:style-name="ce10"/>
          <table:table-cell office:value-type="string" table:style-name="ce5">
            <text:p>CMD_RELE_PinState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05" table:formula="of:=DEC2HEX((ROW([.A10]) - ROW([.$A$5])); 2)" table:style-name="ce10">
            <text:p>0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6" table:formula="of:=DEC2HEX((ROW([.A11]) - ROW([.$A$5])); 2)" table:style-name="ce10">
            <text:p>0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7" table:formula="of:=DEC2HEX((ROW([.A12]) - ROW([.$A$5])); 2)" table:style-name="ce10">
            <text:p>0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8" table:formula="of:=DEC2HEX((ROW([.A13]) - ROW([.$A$5])); 2)" table:style-name="ce10">
            <text:p>0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9" table:formula="of:=DEC2HEX((ROW([.A14]) - ROW([.$A$5])); 2)" table:style-name="ce10">
            <text:p>0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A" table:formula="of:=DEC2HEX((ROW([.A15]) - ROW([.$A$5])); 2)" table:style-name="ce10">
            <text:p>0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B" table:formula="of:=DEC2HEX((ROW([.A16]) - ROW([.$A$5])); 2)" table:style-name="ce10">
            <text:p>0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C" table:formula="of:=DEC2HEX((ROW([.A17]) - ROW([.$A$5])); 2)" table:style-name="ce10">
            <text:p>0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D" table:formula="of:=DEC2HEX((ROW([.A18]) - ROW([.$A$5])); 2)" table:style-name="ce10">
            <text:p>0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E" table:formula="of:=DEC2HEX((ROW([.A19]) - ROW([.$A$5])); 2)" table:style-name="ce10">
            <text:p>0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0F" table:formula="of:=DEC2HEX((ROW([.A20]) - ROW([.$A$5])); 2)" table:style-name="ce10">
            <text:p>0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0" table:formula="of:=DEC2HEX((ROW([.A21]) - ROW([.$A$5])); 2)" table:style-name="ce10">
            <text:p>1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1" table:formula="of:=DEC2HEX((ROW([.A22]) - ROW([.$A$5])); 2)" table:style-name="ce10">
            <text:p>1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2" table:formula="of:=DEC2HEX((ROW([.A23]) - ROW([.$A$5])); 2)" table:style-name="ce10">
            <text:p>1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3" table:formula="of:=DEC2HEX((ROW([.A24]) - ROW([.$A$5])); 2)" table:style-name="ce10">
            <text:p>1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4" table:formula="of:=DEC2HEX((ROW([.A25]) - ROW([.$A$5])); 2)" table:style-name="ce10">
            <text:p>1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5" table:formula="of:=DEC2HEX((ROW([.A26]) - ROW([.$A$5])); 2)" table:style-name="ce10">
            <text:p>1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6" table:formula="of:=DEC2HEX((ROW([.A27]) - ROW([.$A$5])); 2)" table:style-name="ce10">
            <text:p>1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7" table:formula="of:=DEC2HEX((ROW([.A28]) - ROW([.$A$5])); 2)" table:style-name="ce10">
            <text:p>1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8" table:formula="of:=DEC2HEX((ROW([.A29]) - ROW([.$A$5])); 2)" table:style-name="ce10">
            <text:p>1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9" table:formula="of:=DEC2HEX((ROW([.A30]) - ROW([.$A$5])); 2)" table:style-name="ce10">
            <text:p>1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A" table:formula="of:=DEC2HEX((ROW([.A31]) - ROW([.$A$5])); 2)" table:style-name="ce10">
            <text:p>1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B" table:formula="of:=DEC2HEX((ROW([.A32]) - ROW([.$A$5])); 2)" table:style-name="ce10">
            <text:p>1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C" table:formula="of:=DEC2HEX((ROW([.A33]) - ROW([.$A$5])); 2)" table:style-name="ce10">
            <text:p>1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D" table:formula="of:=DEC2HEX((ROW([.A34]) - ROW([.$A$5])); 2)" table:style-name="ce10">
            <text:p>1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E" table:formula="of:=DEC2HEX((ROW([.A35]) - ROW([.$A$5])); 2)" table:style-name="ce10">
            <text:p>1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1F" table:formula="of:=DEC2HEX((ROW([.A36]) - ROW([.$A$5])); 2)" table:style-name="ce10">
            <text:p>1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0" table:formula="of:=DEC2HEX((ROW([.A37]) - ROW([.$A$5])); 2)" table:style-name="ce10">
            <text:p>2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1" table:formula="of:=DEC2HEX((ROW([.A38]) - ROW([.$A$5])); 2)" table:style-name="ce10">
            <text:p>2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2" table:formula="of:=DEC2HEX((ROW([.A39]) - ROW([.$A$5])); 2)" table:style-name="ce10">
            <text:p>2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3" table:formula="of:=DEC2HEX((ROW([.A40]) - ROW([.$A$5])); 2)" table:style-name="ce10">
            <text:p>2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4" table:formula="of:=DEC2HEX((ROW([.A41]) - ROW([.$A$5])); 2)" table:style-name="ce10">
            <text:p>2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5" table:formula="of:=DEC2HEX((ROW([.A42]) - ROW([.$A$5])); 2)" table:style-name="ce10">
            <text:p>2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6" table:formula="of:=DEC2HEX((ROW([.A43]) - ROW([.$A$5])); 2)" table:style-name="ce10">
            <text:p>2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7" table:formula="of:=DEC2HEX((ROW([.A44]) - ROW([.$A$5])); 2)" table:style-name="ce10">
            <text:p>2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8" table:formula="of:=DEC2HEX((ROW([.A45]) - ROW([.$A$5])); 2)" table:style-name="ce10">
            <text:p>2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9" table:formula="of:=DEC2HEX((ROW([.A46]) - ROW([.$A$5])); 2)" table:style-name="ce10">
            <text:p>2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A" table:formula="of:=DEC2HEX((ROW([.A47]) - ROW([.$A$5])); 2)" table:style-name="ce10">
            <text:p>2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B" table:formula="of:=DEC2HEX((ROW([.A48]) - ROW([.$A$5])); 2)" table:style-name="ce10">
            <text:p>2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C" table:formula="of:=DEC2HEX((ROW([.A49]) - ROW([.$A$5])); 2)" table:style-name="ce10">
            <text:p>2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D" table:formula="of:=DEC2HEX((ROW([.A50]) - ROW([.$A$5])); 2)" table:style-name="ce10">
            <text:p>2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E" table:formula="of:=DEC2HEX((ROW([.A51]) - ROW([.$A$5])); 2)" table:style-name="ce10">
            <text:p>2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2F" table:formula="of:=DEC2HEX((ROW([.A52]) - ROW([.$A$5])); 2)" table:style-name="ce10">
            <text:p>2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0" table:formula="of:=DEC2HEX((ROW([.A53]) - ROW([.$A$5])); 2)" table:style-name="ce10">
            <text:p>3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1" table:formula="of:=DEC2HEX((ROW([.A54]) - ROW([.$A$5])); 2)" table:style-name="ce10">
            <text:p>3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2" table:formula="of:=DEC2HEX((ROW([.A55]) - ROW([.$A$5])); 2)" table:style-name="ce10">
            <text:p>3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3" table:formula="of:=DEC2HEX((ROW([.A56]) - ROW([.$A$5])); 2)" table:style-name="ce10">
            <text:p>3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4" table:formula="of:=DEC2HEX((ROW([.A57]) - ROW([.$A$5])); 2)" table:style-name="ce10">
            <text:p>3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5" table:formula="of:=DEC2HEX((ROW([.A58]) - ROW([.$A$5])); 2)" table:style-name="ce10">
            <text:p>3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6" table:formula="of:=DEC2HEX((ROW([.A59]) - ROW([.$A$5])); 2)" table:style-name="ce10">
            <text:p>3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7" table:formula="of:=DEC2HEX((ROW([.A60]) - ROW([.$A$5])); 2)" table:style-name="ce10">
            <text:p>3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8" table:formula="of:=DEC2HEX((ROW([.A61]) - ROW([.$A$5])); 2)" table:style-name="ce10">
            <text:p>3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9" table:formula="of:=DEC2HEX((ROW([.A62]) - ROW([.$A$5])); 2)" table:style-name="ce10">
            <text:p>3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A" table:formula="of:=DEC2HEX((ROW([.A63]) - ROW([.$A$5])); 2)" table:style-name="ce10">
            <text:p>3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B" table:formula="of:=DEC2HEX((ROW([.A64]) - ROW([.$A$5])); 2)" table:style-name="ce10">
            <text:p>3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C" table:formula="of:=DEC2HEX((ROW([.A65]) - ROW([.$A$5])); 2)" table:style-name="ce10">
            <text:p>3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D" table:formula="of:=DEC2HEX((ROW([.A66]) - ROW([.$A$5])); 2)" table:style-name="ce10">
            <text:p>3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E" table:formula="of:=DEC2HEX((ROW([.A67]) - ROW([.$A$5])); 2)" table:style-name="ce10">
            <text:p>3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3F" table:formula="of:=DEC2HEX((ROW([.A68]) - ROW([.$A$5])); 2)" table:style-name="ce10">
            <text:p>3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0" table:formula="of:=DEC2HEX((ROW([.A69]) - ROW([.$A$5])); 2)" table:style-name="ce10">
            <text:p>4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1" table:formula="of:=DEC2HEX((ROW([.A70]) - ROW([.$A$5])); 2)" table:style-name="ce10">
            <text:p>4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2" table:formula="of:=DEC2HEX((ROW([.A71]) - ROW([.$A$5])); 2)" table:style-name="ce10">
            <text:p>4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3" table:formula="of:=DEC2HEX((ROW([.A72]) - ROW([.$A$5])); 2)" table:style-name="ce10">
            <text:p>4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4" table:formula="of:=DEC2HEX((ROW([.A73]) - ROW([.$A$5])); 2)" table:style-name="ce10">
            <text:p>4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5" table:formula="of:=DEC2HEX((ROW([.A74]) - ROW([.$A$5])); 2)" table:style-name="ce10">
            <text:p>4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6" table:formula="of:=DEC2HEX((ROW([.A75]) - ROW([.$A$5])); 2)" table:style-name="ce10">
            <text:p>4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7" table:formula="of:=DEC2HEX((ROW([.A76]) - ROW([.$A$5])); 2)" table:style-name="ce10">
            <text:p>4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8" table:formula="of:=DEC2HEX((ROW([.A77]) - ROW([.$A$5])); 2)" table:style-name="ce10">
            <text:p>4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9" table:formula="of:=DEC2HEX((ROW([.A78]) - ROW([.$A$5])); 2)" table:style-name="ce10">
            <text:p>4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A" table:formula="of:=DEC2HEX((ROW([.A79]) - ROW([.$A$5])); 2)" table:style-name="ce10">
            <text:p>4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B" table:formula="of:=DEC2HEX((ROW([.A80]) - ROW([.$A$5])); 2)" table:style-name="ce10">
            <text:p>4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C" table:formula="of:=DEC2HEX((ROW([.A81]) - ROW([.$A$5])); 2)" table:style-name="ce10">
            <text:p>4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D" table:formula="of:=DEC2HEX((ROW([.A82]) - ROW([.$A$5])); 2)" table:style-name="ce10">
            <text:p>4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E" table:formula="of:=DEC2HEX((ROW([.A83]) - ROW([.$A$5])); 2)" table:style-name="ce10">
            <text:p>4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4F" table:formula="of:=DEC2HEX((ROW([.A84]) - ROW([.$A$5])); 2)" table:style-name="ce10">
            <text:p>4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0" table:formula="of:=DEC2HEX((ROW([.A85]) - ROW([.$A$5])); 2)" table:style-name="ce10">
            <text:p>50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1" table:formula="of:=DEC2HEX((ROW([.A86]) - ROW([.$A$5])); 2)" table:style-name="ce10">
            <text:p>51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2" table:formula="of:=DEC2HEX((ROW([.A87]) - ROW([.$A$5])); 2)" table:style-name="ce10">
            <text:p>52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3" table:formula="of:=DEC2HEX((ROW([.A88]) - ROW([.$A$5])); 2)" table:style-name="ce10">
            <text:p>53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4" table:formula="of:=DEC2HEX((ROW([.A89]) - ROW([.$A$5])); 2)" table:style-name="ce10">
            <text:p>54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5" table:formula="of:=DEC2HEX((ROW([.A90]) - ROW([.$A$5])); 2)" table:style-name="ce10">
            <text:p>55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6" table:formula="of:=DEC2HEX((ROW([.A91]) - ROW([.$A$5])); 2)" table:style-name="ce10">
            <text:p>56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7" table:formula="of:=DEC2HEX((ROW([.A92]) - ROW([.$A$5])); 2)" table:style-name="ce10">
            <text:p>57</text:p>
          </table:table-cell>
          <table:table-cell table:style-name="ce10"/>
          <table:table-cell table:style-name="ce8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8" table:formula="of:=DEC2HEX((ROW([.A93]) - ROW([.$A$5])); 2)" table:style-name="ce10">
            <text:p>5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9" table:formula="of:=DEC2HEX((ROW([.A94]) - ROW([.$A$5])); 2)" table:style-name="ce10">
            <text:p>5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A" table:formula="of:=DEC2HEX((ROW([.A95]) - ROW([.$A$5])); 2)" table:style-name="ce10">
            <text:p>5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B" table:formula="of:=DEC2HEX((ROW([.A96]) - ROW([.$A$5])); 2)" table:style-name="ce10">
            <text:p>5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C" table:formula="of:=DEC2HEX((ROW([.A97]) - ROW([.$A$5])); 2)" table:style-name="ce10">
            <text:p>5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D" table:formula="of:=DEC2HEX((ROW([.A98]) - ROW([.$A$5])); 2)" table:style-name="ce10">
            <text:p>5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E" table:formula="of:=DEC2HEX((ROW([.A99]) - ROW([.$A$5])); 2)" table:style-name="ce10">
            <text:p>5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5F" table:formula="of:=DEC2HEX((ROW([.A100]) - ROW([.$A$5])); 2)" table:style-name="ce10">
            <text:p>5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0" table:formula="of:=DEC2HEX((ROW([.A101]) - ROW([.$A$5])); 2)" table:style-name="ce10">
            <text:p>6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1" table:formula="of:=DEC2HEX((ROW([.A102]) - ROW([.$A$5])); 2)" table:style-name="ce10">
            <text:p>6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2" table:formula="of:=DEC2HEX((ROW([.A103]) - ROW([.$A$5])); 2)" table:style-name="ce10">
            <text:p>6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3" table:formula="of:=DEC2HEX((ROW([.A104]) - ROW([.$A$5])); 2)" table:style-name="ce10">
            <text:p>6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4" table:formula="of:=DEC2HEX((ROW([.A105]) - ROW([.$A$5])); 2)" table:style-name="ce10">
            <text:p>6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5" table:formula="of:=DEC2HEX((ROW([.A106]) - ROW([.$A$5])); 2)" table:style-name="ce10">
            <text:p>6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6" table:formula="of:=DEC2HEX((ROW([.A107]) - ROW([.$A$5])); 2)" table:style-name="ce10">
            <text:p>6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7" table:formula="of:=DEC2HEX((ROW([.A108]) - ROW([.$A$5])); 2)" table:style-name="ce10">
            <text:p>6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8" table:formula="of:=DEC2HEX((ROW([.A109]) - ROW([.$A$5])); 2)" table:style-name="ce10">
            <text:p>6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9" table:formula="of:=DEC2HEX((ROW([.A110]) - ROW([.$A$5])); 2)" table:style-name="ce10">
            <text:p>6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A" table:formula="of:=DEC2HEX((ROW([.A111]) - ROW([.$A$5])); 2)" table:style-name="ce10">
            <text:p>6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B" table:formula="of:=DEC2HEX((ROW([.A112]) - ROW([.$A$5])); 2)" table:style-name="ce10">
            <text:p>6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C" table:formula="of:=DEC2HEX((ROW([.A113]) - ROW([.$A$5])); 2)" table:style-name="ce10">
            <text:p>6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D" table:formula="of:=DEC2HEX((ROW([.A114]) - ROW([.$A$5])); 2)" table:style-name="ce10">
            <text:p>6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E" table:formula="of:=DEC2HEX((ROW([.A115]) - ROW([.$A$5])); 2)" table:style-name="ce10">
            <text:p>6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6F" table:formula="of:=DEC2HEX((ROW([.A116]) - ROW([.$A$5])); 2)" table:style-name="ce10">
            <text:p>6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0" table:formula="of:=DEC2HEX((ROW([.A117]) - ROW([.$A$5])); 2)" table:style-name="ce10">
            <text:p>7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1" table:formula="of:=DEC2HEX((ROW([.A118]) - ROW([.$A$5])); 2)" table:style-name="ce10">
            <text:p>7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2" table:formula="of:=DEC2HEX((ROW([.A119]) - ROW([.$A$5])); 2)" table:style-name="ce10">
            <text:p>7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3" table:formula="of:=DEC2HEX((ROW([.A120]) - ROW([.$A$5])); 2)" table:style-name="ce10">
            <text:p>7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4" table:formula="of:=DEC2HEX((ROW([.A121]) - ROW([.$A$5])); 2)" table:style-name="ce10">
            <text:p>7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5" table:formula="of:=DEC2HEX((ROW([.A122]) - ROW([.$A$5])); 2)" table:style-name="ce10">
            <text:p>7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6" table:formula="of:=DEC2HEX((ROW([.A123]) - ROW([.$A$5])); 2)" table:style-name="ce10">
            <text:p>7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7" table:formula="of:=DEC2HEX((ROW([.A124]) - ROW([.$A$5])); 2)" table:style-name="ce10">
            <text:p>7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8" table:formula="of:=DEC2HEX((ROW([.A125]) - ROW([.$A$5])); 2)" table:style-name="ce10">
            <text:p>7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9" table:formula="of:=DEC2HEX((ROW([.A126]) - ROW([.$A$5])); 2)" table:style-name="ce10">
            <text:p>7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A" table:formula="of:=DEC2HEX((ROW([.A127]) - ROW([.$A$5])); 2)" table:style-name="ce10">
            <text:p>7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B" table:formula="of:=DEC2HEX((ROW([.A128]) - ROW([.$A$5])); 2)" table:style-name="ce10">
            <text:p>7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C" table:formula="of:=DEC2HEX((ROW([.A129]) - ROW([.$A$5])); 2)" table:style-name="ce10">
            <text:p>7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D" table:formula="of:=DEC2HEX((ROW([.A130]) - ROW([.$A$5])); 2)" table:style-name="ce10">
            <text:p>7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E" table:formula="of:=DEC2HEX((ROW([.A131]) - ROW([.$A$5])); 2)" table:style-name="ce10">
            <text:p>7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7F" table:formula="of:=DEC2HEX((ROW([.A132]) - ROW([.$A$5])); 2)" table:style-name="ce10">
            <text:p>7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0" table:formula="of:=DEC2HEX((ROW([.A133]) - ROW([.$A$5])); 2)" table:style-name="ce10">
            <text:p>80</text:p>
          </table:table-cell>
          <table:table-cell office:value-type="string" table:style-name="ce11">
            <text:p>INA_1_</text:p>
          </table:table-cell>
          <table:table-cell office:value-type="string" table:style-name="ce6">
            <text:p>VIN_U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1" table:formula="of:=DEC2HEX((ROW([.A134]) - ROW([.$A$5])); 2)" table:style-name="ce10">
            <text:p>81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VIN_U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2" table:formula="of:=DEC2HEX((ROW([.A135]) - ROW([.$A$5])); 2)" table:style-name="ce10">
            <text:p>82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VIN_O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3" table:formula="of:=DEC2HEX((ROW([.A136]) - ROW([.$A$5])); 2)" table:style-name="ce10">
            <text:p>83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VIN_O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4" table:formula="of:=DEC2HEX((ROW([.A137]) - ROW([.$A$5])); 2)" table:style-name="ce10">
            <text:p>84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IIN_OV_u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5" table:formula="of:=DEC2HEX((ROW([.A138]) - ROW([.$A$5])); 2)" table:style-name="ce10">
            <text:p>85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IIN_OV_uV_XX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6" table:formula="of:=DEC2HEX((ROW([.A139]) - ROW([.$A$5])); 2)" table:style-name="ce10">
            <text:p>86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IIN_OV_u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87" table:formula="of:=DEC2HEX((ROW([.A140]) - ROW([.$A$5])); 2)" table:style-name="ce10">
            <text:p>87</text:p>
          </table:table-cell>
          <table:table-cell office:value-type="string" table:style-name="ce11">
            <text:p>INA_1_</text:p>
          </table:table-cell>
          <table:table-cell office:value-type="string" table:style-name="ce5">
            <text:p>ASSIGN_WARN_LIMIT</text:p>
          </table:table-cell>
          <table:table-cell table:style-name="ce7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office:string-value="88" table:formula="of:=DEC2HEX((ROW([.A141]) - ROW([.$A$5])); 2)" table:style-name="ce10">
            <text:p>8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9" table:formula="of:=DEC2HEX((ROW([.A142]) - ROW([.$A$5])); 2)" table:style-name="ce10">
            <text:p>8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A" table:formula="of:=DEC2HEX((ROW([.A143]) - ROW([.$A$5])); 2)" table:style-name="ce10">
            <text:p>8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B" table:formula="of:=DEC2HEX((ROW([.A144]) - ROW([.$A$5])); 2)" table:style-name="ce10">
            <text:p>8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C" table:formula="of:=DEC2HEX((ROW([.A145]) - ROW([.$A$5])); 2)" table:style-name="ce10">
            <text:p>8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D" table:formula="of:=DEC2HEX((ROW([.A146]) - ROW([.$A$5])); 2)" table:style-name="ce10">
            <text:p>8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E" table:formula="of:=DEC2HEX((ROW([.A147]) - ROW([.$A$5])); 2)" table:style-name="ce10">
            <text:p>8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8F" table:formula="of:=DEC2HEX((ROW([.A148]) - ROW([.$A$5])); 2)" table:style-name="ce10">
            <text:p>8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0" table:formula="of:=DEC2HEX((ROW([.A149]) - ROW([.$A$5])); 2)" table:style-name="ce10">
            <text:p>9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1" table:formula="of:=DEC2HEX((ROW([.A150]) - ROW([.$A$5])); 2)" table:style-name="ce10">
            <text:p>9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2" table:formula="of:=DEC2HEX((ROW([.A151]) - ROW([.$A$5])); 2)" table:style-name="ce10">
            <text:p>9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3" table:formula="of:=DEC2HEX((ROW([.A152]) - ROW([.$A$5])); 2)" table:style-name="ce10">
            <text:p>9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4" table:formula="of:=DEC2HEX((ROW([.A153]) - ROW([.$A$5])); 2)" table:style-name="ce10">
            <text:p>9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5" table:formula="of:=DEC2HEX((ROW([.A154]) - ROW([.$A$5])); 2)" table:style-name="ce10">
            <text:p>9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6" table:formula="of:=DEC2HEX((ROW([.A155]) - ROW([.$A$5])); 2)" table:style-name="ce10">
            <text:p>9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7" table:formula="of:=DEC2HEX((ROW([.A156]) - ROW([.$A$5])); 2)" table:style-name="ce10">
            <text:p>9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8" table:formula="of:=DEC2HEX((ROW([.A157]) - ROW([.$A$5])); 2)" table:style-name="ce10">
            <text:p>9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9" table:formula="of:=DEC2HEX((ROW([.A158]) - ROW([.$A$5])); 2)" table:style-name="ce10">
            <text:p>9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A" table:formula="of:=DEC2HEX((ROW([.A159]) - ROW([.$A$5])); 2)" table:style-name="ce10">
            <text:p>9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B" table:formula="of:=DEC2HEX((ROW([.A160]) - ROW([.$A$5])); 2)" table:style-name="ce10">
            <text:p>9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C" table:formula="of:=DEC2HEX((ROW([.A161]) - ROW([.$A$5])); 2)" table:style-name="ce10">
            <text:p>9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D" table:formula="of:=DEC2HEX((ROW([.A162]) - ROW([.$A$5])); 2)" table:style-name="ce10">
            <text:p>9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E" table:formula="of:=DEC2HEX((ROW([.A163]) - ROW([.$A$5])); 2)" table:style-name="ce10">
            <text:p>9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9F" table:formula="of:=DEC2HEX((ROW([.A164]) - ROW([.$A$5])); 2)" table:style-name="ce10">
            <text:p>9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0" table:formula="of:=DEC2HEX((ROW([.A165]) - ROW([.$A$5])); 2)" table:style-name="ce10">
            <text:p>A0</text:p>
          </table:table-cell>
          <table:table-cell office:value-type="string" table:style-name="ce11">
            <text:p>INA_2_</text:p>
          </table:table-cell>
          <table:table-cell office:value-type="string" table:style-name="ce6">
            <text:p>VIN_U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1" table:formula="of:=DEC2HEX((ROW([.A166]) - ROW([.$A$5])); 2)" table:style-name="ce10">
            <text:p>A1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VIN_U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2" table:formula="of:=DEC2HEX((ROW([.A167]) - ROW([.$A$5])); 2)" table:style-name="ce10">
            <text:p>A2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VIN_O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3" table:formula="of:=DEC2HEX((ROW([.A168]) - ROW([.$A$5])); 2)" table:style-name="ce10">
            <text:p>A3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VIN_O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4" table:formula="of:=DEC2HEX((ROW([.A169]) - ROW([.$A$5])); 2)" table:style-name="ce10">
            <text:p>A4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IIN_OV_u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5" table:formula="of:=DEC2HEX((ROW([.A170]) - ROW([.$A$5])); 2)" table:style-name="ce10">
            <text:p>A5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IIN_OV_uV_XX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6" table:formula="of:=DEC2HEX((ROW([.A171]) - ROW([.$A$5])); 2)" table:style-name="ce10">
            <text:p>A6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IIN_OV_u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A7" table:formula="of:=DEC2HEX((ROW([.A172]) - ROW([.$A$5])); 2)" table:style-name="ce10">
            <text:p>A7</text:p>
          </table:table-cell>
          <table:table-cell office:value-type="string" table:style-name="ce11">
            <text:p>INA_2_</text:p>
          </table:table-cell>
          <table:table-cell office:value-type="string" table:style-name="ce5">
            <text:p>ASSIGN_WARN_LIMIT</text:p>
          </table:table-cell>
          <table:table-cell table:style-name="ce7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office:string-value="A8" table:formula="of:=DEC2HEX((ROW([.A173]) - ROW([.$A$5])); 2)" table:style-name="ce10">
            <text:p>A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9" table:formula="of:=DEC2HEX((ROW([.A174]) - ROW([.$A$5])); 2)" table:style-name="ce10">
            <text:p>A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A" table:formula="of:=DEC2HEX((ROW([.A175]) - ROW([.$A$5])); 2)" table:style-name="ce10">
            <text:p>A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B" table:formula="of:=DEC2HEX((ROW([.A176]) - ROW([.$A$5])); 2)" table:style-name="ce10">
            <text:p>A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C" table:formula="of:=DEC2HEX((ROW([.A177]) - ROW([.$A$5])); 2)" table:style-name="ce10">
            <text:p>A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D" table:formula="of:=DEC2HEX((ROW([.A178]) - ROW([.$A$5])); 2)" table:style-name="ce10">
            <text:p>A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E" table:formula="of:=DEC2HEX((ROW([.A179]) - ROW([.$A$5])); 2)" table:style-name="ce10">
            <text:p>A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AF" table:formula="of:=DEC2HEX((ROW([.A180]) - ROW([.$A$5])); 2)" table:style-name="ce10">
            <text:p>A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0" table:formula="of:=DEC2HEX((ROW([.A181]) - ROW([.$A$5])); 2)" table:style-name="ce10">
            <text:p>B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1" table:formula="of:=DEC2HEX((ROW([.A182]) - ROW([.$A$5])); 2)" table:style-name="ce10">
            <text:p>B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2" table:formula="of:=DEC2HEX((ROW([.A183]) - ROW([.$A$5])); 2)" table:style-name="ce10">
            <text:p>B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3" table:formula="of:=DEC2HEX((ROW([.A184]) - ROW([.$A$5])); 2)" table:style-name="ce10">
            <text:p>B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4" table:formula="of:=DEC2HEX((ROW([.A185]) - ROW([.$A$5])); 2)" table:style-name="ce10">
            <text:p>B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5" table:formula="of:=DEC2HEX((ROW([.A186]) - ROW([.$A$5])); 2)" table:style-name="ce10">
            <text:p>B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6" table:formula="of:=DEC2HEX((ROW([.A187]) - ROW([.$A$5])); 2)" table:style-name="ce10">
            <text:p>B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7" table:formula="of:=DEC2HEX((ROW([.A188]) - ROW([.$A$5])); 2)" table:style-name="ce10">
            <text:p>B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8" table:formula="of:=DEC2HEX((ROW([.A189]) - ROW([.$A$5])); 2)" table:style-name="ce10">
            <text:p>B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9" table:formula="of:=DEC2HEX((ROW([.A190]) - ROW([.$A$5])); 2)" table:style-name="ce10">
            <text:p>B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A" table:formula="of:=DEC2HEX((ROW([.A191]) - ROW([.$A$5])); 2)" table:style-name="ce10">
            <text:p>B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B" table:formula="of:=DEC2HEX((ROW([.A192]) - ROW([.$A$5])); 2)" table:style-name="ce10">
            <text:p>B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C" table:formula="of:=DEC2HEX((ROW([.A193]) - ROW([.$A$5])); 2)" table:style-name="ce10">
            <text:p>B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D" table:formula="of:=DEC2HEX((ROW([.A194]) - ROW([.$A$5])); 2)" table:style-name="ce10">
            <text:p>B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E" table:formula="of:=DEC2HEX((ROW([.A195]) - ROW([.$A$5])); 2)" table:style-name="ce10">
            <text:p>B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BF" table:formula="of:=DEC2HEX((ROW([.A196]) - ROW([.$A$5])); 2)" table:style-name="ce10">
            <text:p>B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0" table:formula="of:=DEC2HEX((ROW([.A197]) - ROW([.$A$5])); 2)" table:style-name="ce10">
            <text:p>C0</text:p>
          </table:table-cell>
          <table:table-cell office:value-type="string" table:style-name="ce11">
            <text:p>INA_3_</text:p>
          </table:table-cell>
          <table:table-cell office:value-type="string" table:style-name="ce6">
            <text:p>VIN_U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1" table:formula="of:=DEC2HEX((ROW([.A198]) - ROW([.$A$5])); 2)" table:style-name="ce10">
            <text:p>C1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VIN_U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2" table:formula="of:=DEC2HEX((ROW([.A199]) - ROW([.$A$5])); 2)" table:style-name="ce10">
            <text:p>C2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VIN_O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3" table:formula="of:=DEC2HEX((ROW([.A200]) - ROW([.$A$5])); 2)" table:style-name="ce10">
            <text:p>C3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VIN_O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4" table:formula="of:=DEC2HEX((ROW([.A201]) - ROW([.$A$5])); 2)" table:style-name="ce10">
            <text:p>C4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IIN_OV_u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5" table:formula="of:=DEC2HEX((ROW([.A202]) - ROW([.$A$5])); 2)" table:style-name="ce10">
            <text:p>C5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IIN_OV_uV_XX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6" table:formula="of:=DEC2HEX((ROW([.A203]) - ROW([.$A$5])); 2)" table:style-name="ce10">
            <text:p>C6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IIN_OV_u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C7" table:formula="of:=DEC2HEX((ROW([.A204]) - ROW([.$A$5])); 2)" table:style-name="ce10">
            <text:p>C7</text:p>
          </table:table-cell>
          <table:table-cell office:value-type="string" table:style-name="ce11">
            <text:p>INA_3_</text:p>
          </table:table-cell>
          <table:table-cell office:value-type="string" table:style-name="ce5">
            <text:p>ASSIGN_WARN_LIMIT</text:p>
          </table:table-cell>
          <table:table-cell table:style-name="ce7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office:string-value="C8" table:formula="of:=DEC2HEX((ROW([.A205]) - ROW([.$A$5])); 2)" table:style-name="ce10">
            <text:p>C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9" table:formula="of:=DEC2HEX((ROW([.A206]) - ROW([.$A$5])); 2)" table:style-name="ce10">
            <text:p>C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A" table:formula="of:=DEC2HEX((ROW([.A207]) - ROW([.$A$5])); 2)" table:style-name="ce10">
            <text:p>C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B" table:formula="of:=DEC2HEX((ROW([.A208]) - ROW([.$A$5])); 2)" table:style-name="ce10">
            <text:p>C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C" table:formula="of:=DEC2HEX((ROW([.A209]) - ROW([.$A$5])); 2)" table:style-name="ce10">
            <text:p>C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D" table:formula="of:=DEC2HEX((ROW([.A210]) - ROW([.$A$5])); 2)" table:style-name="ce10">
            <text:p>C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E" table:formula="of:=DEC2HEX((ROW([.A211]) - ROW([.$A$5])); 2)" table:style-name="ce10">
            <text:p>C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CF" table:formula="of:=DEC2HEX((ROW([.A212]) - ROW([.$A$5])); 2)" table:style-name="ce10">
            <text:p>C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0" table:formula="of:=DEC2HEX((ROW([.A213]) - ROW([.$A$5])); 2)" table:style-name="ce10">
            <text:p>D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1" table:formula="of:=DEC2HEX((ROW([.A214]) - ROW([.$A$5])); 2)" table:style-name="ce10">
            <text:p>D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2" table:formula="of:=DEC2HEX((ROW([.A215]) - ROW([.$A$5])); 2)" table:style-name="ce10">
            <text:p>D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3" table:formula="of:=DEC2HEX((ROW([.A216]) - ROW([.$A$5])); 2)" table:style-name="ce10">
            <text:p>D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4" table:formula="of:=DEC2HEX((ROW([.A217]) - ROW([.$A$5])); 2)" table:style-name="ce10">
            <text:p>D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5" table:formula="of:=DEC2HEX((ROW([.A218]) - ROW([.$A$5])); 2)" table:style-name="ce10">
            <text:p>D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6" table:formula="of:=DEC2HEX((ROW([.A219]) - ROW([.$A$5])); 2)" table:style-name="ce10">
            <text:p>D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7" table:formula="of:=DEC2HEX((ROW([.A220]) - ROW([.$A$5])); 2)" table:style-name="ce10">
            <text:p>D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8" table:formula="of:=DEC2HEX((ROW([.A221]) - ROW([.$A$5])); 2)" table:style-name="ce10">
            <text:p>D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9" table:formula="of:=DEC2HEX((ROW([.A222]) - ROW([.$A$5])); 2)" table:style-name="ce10">
            <text:p>D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A" table:formula="of:=DEC2HEX((ROW([.A223]) - ROW([.$A$5])); 2)" table:style-name="ce10">
            <text:p>D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B" table:formula="of:=DEC2HEX((ROW([.A224]) - ROW([.$A$5])); 2)" table:style-name="ce10">
            <text:p>D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C" table:formula="of:=DEC2HEX((ROW([.A225]) - ROW([.$A$5])); 2)" table:style-name="ce10">
            <text:p>D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D" table:formula="of:=DEC2HEX((ROW([.A226]) - ROW([.$A$5])); 2)" table:style-name="ce10">
            <text:p>D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E" table:formula="of:=DEC2HEX((ROW([.A227]) - ROW([.$A$5])); 2)" table:style-name="ce10">
            <text:p>D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DF" table:formula="of:=DEC2HEX((ROW([.A228]) - ROW([.$A$5])); 2)" table:style-name="ce10">
            <text:p>D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0" table:formula="of:=DEC2HEX((ROW([.A229]) - ROW([.$A$5])); 2)" table:style-name="ce10">
            <text:p>E0</text:p>
          </table:table-cell>
          <table:table-cell office:value-type="string" table:style-name="ce11">
            <text:p>INA_4_</text:p>
          </table:table-cell>
          <table:table-cell office:value-type="string" table:style-name="ce6">
            <text:p>VIN_U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1" table:formula="of:=DEC2HEX((ROW([.A230]) - ROW([.$A$5])); 2)" table:style-name="ce10">
            <text:p>E1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VIN_U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2" table:formula="of:=DEC2HEX((ROW([.A231]) - ROW([.$A$5])); 2)" table:style-name="ce10">
            <text:p>E2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VIN_OV_m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3" table:formula="of:=DEC2HEX((ROW([.A232]) - ROW([.$A$5])); 2)" table:style-name="ce10">
            <text:p>E3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VIN_OV_m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4" table:formula="of:=DEC2HEX((ROW([.A233]) - ROW([.$A$5])); 2)" table:style-name="ce10">
            <text:p>E4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IIN_OV_uV_L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5" table:formula="of:=DEC2HEX((ROW([.A234]) - ROW([.$A$5])); 2)" table:style-name="ce10">
            <text:p>E5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IIN_OV_uV_XX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6" table:formula="of:=DEC2HEX((ROW([.A235]) - ROW([.$A$5])); 2)" table:style-name="ce10">
            <text:p>E6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IIN_OV_uV_MSB</text:p>
          </table:table-cell>
          <table:table-cell table:number-columns-repeated="2" table:style-name="ce7"/>
          <table:table-cell table:style-name="ce2"/>
          <table:table-cell table:number-columns-repeated="16378"/>
        </table:table-row>
        <table:table-row table:style-name="ro1">
          <table:table-cell office:value-type="string" office:string-value="E7" table:formula="of:=DEC2HEX((ROW([.A236]) - ROW([.$A$5])); 2)" table:style-name="ce10">
            <text:p>E7</text:p>
          </table:table-cell>
          <table:table-cell office:value-type="string" table:style-name="ce11">
            <text:p>INA_4_</text:p>
          </table:table-cell>
          <table:table-cell office:value-type="string" table:style-name="ce5">
            <text:p>ASSIGN_WARN_LIMIT</text:p>
          </table:table-cell>
          <table:table-cell table:style-name="ce7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office:string-value="E8" table:formula="of:=DEC2HEX((ROW([.A237]) - ROW([.$A$5])); 2)" table:style-name="ce10">
            <text:p>E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9" table:formula="of:=DEC2HEX((ROW([.A238]) - ROW([.$A$5])); 2)" table:style-name="ce10">
            <text:p>E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A" table:formula="of:=DEC2HEX((ROW([.A239]) - ROW([.$A$5])); 2)" table:style-name="ce10">
            <text:p>E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B" table:formula="of:=DEC2HEX((ROW([.A240]) - ROW([.$A$5])); 2)" table:style-name="ce10">
            <text:p>E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C" table:formula="of:=DEC2HEX((ROW([.A241]) - ROW([.$A$5])); 2)" table:style-name="ce10">
            <text:p>E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D" table:formula="of:=DEC2HEX((ROW([.A242]) - ROW([.$A$5])); 2)" table:style-name="ce10">
            <text:p>E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E" table:formula="of:=DEC2HEX((ROW([.A243]) - ROW([.$A$5])); 2)" table:style-name="ce10">
            <text:p>E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EF" table:formula="of:=DEC2HEX((ROW([.A244]) - ROW([.$A$5])); 2)" table:style-name="ce10">
            <text:p>E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0" table:formula="of:=DEC2HEX((ROW([.A245]) - ROW([.$A$5])); 2)" table:style-name="ce10">
            <text:p>F0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1" table:formula="of:=DEC2HEX((ROW([.A246]) - ROW([.$A$5])); 2)" table:style-name="ce10">
            <text:p>F1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2" table:formula="of:=DEC2HEX((ROW([.A247]) - ROW([.$A$5])); 2)" table:style-name="ce10">
            <text:p>F2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3" table:formula="of:=DEC2HEX((ROW([.A248]) - ROW([.$A$5])); 2)" table:style-name="ce10">
            <text:p>F3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4" table:formula="of:=DEC2HEX((ROW([.A249]) - ROW([.$A$5])); 2)" table:style-name="ce10">
            <text:p>F4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5" table:formula="of:=DEC2HEX((ROW([.A250]) - ROW([.$A$5])); 2)" table:style-name="ce10">
            <text:p>F5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6" table:formula="of:=DEC2HEX((ROW([.A251]) - ROW([.$A$5])); 2)" table:style-name="ce10">
            <text:p>F6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7" table:formula="of:=DEC2HEX((ROW([.A252]) - ROW([.$A$5])); 2)" table:style-name="ce10">
            <text:p>F7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8" table:formula="of:=DEC2HEX((ROW([.A253]) - ROW([.$A$5])); 2)" table:style-name="ce10">
            <text:p>F8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9" table:formula="of:=DEC2HEX((ROW([.A254]) - ROW([.$A$5])); 2)" table:style-name="ce10">
            <text:p>F9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A" table:formula="of:=DEC2HEX((ROW([.A255]) - ROW([.$A$5])); 2)" table:style-name="ce10">
            <text:p>FA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B" table:formula="of:=DEC2HEX((ROW([.A256]) - ROW([.$A$5])); 2)" table:style-name="ce10">
            <text:p>FB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C" table:formula="of:=DEC2HEX((ROW([.A257]) - ROW([.$A$5])); 2)" table:style-name="ce10">
            <text:p>FC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D" table:formula="of:=DEC2HEX((ROW([.A258]) - ROW([.$A$5])); 2)" table:style-name="ce10">
            <text:p>FD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E" table:formula="of:=DEC2HEX((ROW([.A259]) - ROW([.$A$5])); 2)" table:style-name="ce10">
            <text:p>FE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office:string-value="FF" table:formula="of:=DEC2HEX((ROW([.A260]) - ROW([.$A$5])); 2)" table:style-name="ce10">
            <text:p>FF</text:p>
          </table:table-cell>
          <table:table-cell table:style-name="ce10"/>
          <table:table-cell table:style-name="ce3"/>
          <table:table-cell table:number-columns-repeated="3" table:style-name="ce2"/>
          <table:table-cell table:number-columns-repeated="16378"/>
        </table:table-row>
        <table:table-row table:number-rows-repeated="10483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William Favaro - Isolcell S.p.A.</meta:initial-creator>
    <dc:creator>William Favaro - Isolcell S.p.A.</dc:creator>
    <meta:creation-date>2023-09-08T09:54:21Z</meta:creation-date>
    <dc:date>2023-09-08T10:12:08Z</dc:date>
  </office:meta>
</office:document-meta>
</file>